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800000"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Phpgeneral</text:span> </text:p>
      <text:p text:style-name="Standard"/>
      <text:p text:style-name="Standard"/>
      <text:p text:style-name="P1">JS FILES</text:p>
      <text:p text:style-name="Standard"/>
      <text:p text:style-name="P2">MessagesWriteNewMessage :<text:span text:style-name="T2">MESSAGES DISPLAYED AS POP UPS FOR ALL THE PROJECT</text:span></text:p>
      <text:p text:style-name="P3"/>
      <text:p text:style-name="P2">setStatus : <text:span text:style-name="T2">STATUS LOADING... FINISHED.... FOR ALL THE PROJECT</text:span></text:p>
      <text:p text:style-name="Standard"/>
      <text:p text:style-name="Standard"><text:span text:style-name="T1">phpgeneralStartMenu</text:span> post(phpgeneralStartMenu.php) : SHOWS THE MENU ONLY FOR USERS WITH THE ROLL técnico</text:p>
      <text:p text:style-name="Standard"/>
      <text:p text:style-name="Standard"><text:span text:style-name="T1">userOfflineDetection</text:span>. post(UserOfflineDetection.php) DETECTS IF THE USER IS ONLINE AND IF THE USER GOES OFFLINE</text:p>
      <text:p text:style-name="Standard"/>
      <text:p text:style-name="Standard"/>
      <text:p text:style-name="Standard"/>
      <text:p text:style-name="P1">PHP: ONLY PHP GENERAL FILES</text:p>
      <text:p text:style-name="Standard"/>
      <text:p text:style-name="P2">DateCheckerTodayYesterday: <text:span text:style-name="T2">MODUL TO REPLACE THE DATE WITH TODAY OR YESTERDAY OR ONE DAY AGO...ETC...TO ONE WEEK AGO...</text:span></text:p>
      <text:p text:style-name="Standard"/>
      <text:p text:style-name="P2">renameFileName <text:span text:style-name="T2">RENAME THE UPLOADED FILES SO ALL THE FILES NAMES ARE UNIQUE AND USEFULL TOBE USED AS PATH.</text:span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M31S</meta:editing-duration>
    <meta:editing-cycles>3</meta:editing-cycles>
    <meta:generator>OpenOffice.org/3.3$Win32 OpenOffice.org_project/330m20$Build-9567</meta:generator>
    <dc:date>2014-04-29T09:40:28.30</dc:date>
    <meta:document-statistic meta:table-count="0" meta:image-count="0" meta:object-count="0" meta:page-count="1" meta:paragraph-count="9" meta:word-count="89" meta:character-count="619"/>
    <meta:user-defined meta:name="Info 1"/>
    <meta:user-defined meta:name="Info 2"/>
    <meta:user-defined meta:name="Info 3"/>
    <meta:user-defined meta:name="Info 4"/>
  </office:meta>
</office:document-meta>
</file>